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style:font-name-complex="Courier New1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language="pt" fo:country="BR" style:font-name-complex="Courier New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language="pt" fo:country="BR"/>
    </style:style>
    <style:style style:name="P6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</style:style>
    <style:style style:name="P7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fo:language="pt" fo:country="BR" style:font-name-complex="Courier New1"/>
    </style:style>
    <style:style style:name="P8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  <style:text-properties fo:language="pt" fo:country="BR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  <style:text-properties fo:language="pt" fo:country="BR" style:font-name-complex="Courier New1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A insônia me é novamente companheira,</text:span></text:p>
      <text:p text:style-name="P3"><text:span text:style-name="T2">Desperta-me paixões,</text:span></text:p>
      <text:p text:style-name="P3"><text:span text:style-name="T2">E meu coração anseia,</text:span></text:p>
      <text:p text:style-name="P4"/>
      <text:p text:style-name="P3"><text:span text:style-name="T2">Anseia pelo que não conheço,</text:span></text:p>
      <text:p text:style-name="P3"><text:span text:style-name="T2">Me oferece a todo preço,</text:span></text:p>
      <text:p text:style-name="P3"><text:span text:style-name="T2">Aquilo que não mereço, <text:line-break/>nem desejo merecer,</text:span></text:p>
      <text:p text:style-name="P3"><text:span text:style-name="T2">Me faz esquecer, </text:span></text:p>
      <text:p text:style-name="P3"><text:span text:style-name="T2">Sem querer lembrar,</text:span></text:p>
      <text:p text:style-name="P3"><text:span text:style-name="T2">Que é necessário dormir,</text:span></text:p>
      <text:p text:style-name="P3"><text:span text:style-name="T2">Caso se queira despertar,</text:span></text:p>
      <text:p text:style-name="P4"/>
      <text:p text:style-name="P3"><text:span text:style-name="T2">E neste sono acordado,</text:span></text:p>
      <text:p text:style-name="P3"><text:span text:style-name="T2">Sinto-me tragado e expurgado,</text:span></text:p>
      <text:p text:style-name="P3"><text:span text:style-name="T2">Pela mesma maldita amiga,</text:span></text:p>
      <text:p text:style-name="P3"><text:span text:style-name="T2">Que se fez de inimiga,</text:span></text:p>
      <text:p text:style-name="P3"><text:span text:style-name="T2">Para afugentar-me de meu antigo abrigo,</text:span></text:p>
      <text:p text:style-name="P3"><text:span text:style-name="T2">Exilando-me da paz,</text:span></text:p>
      <text:p text:style-name="P3"><text:span text:style-name="T2">Apunhalando-me por traz,</text:span></text:p>
      <text:p text:style-name="P3"><text:span text:style-name="T2">Forçando-me a acordar,</text:span></text:p>
      <text:p text:style-name="P4"/>
      <text:p text:style-name="P3"><text:span text:style-name="T2">Apenas para que pudesse sentir,<text:line-break/>a natureza surreal deste mundo,</text:span></text:p>
      <text:p text:style-name="P3"><text:span text:style-name="T2">E ante a este sonho absurdo,</text:span></text:p>
      <text:p text:style-name="P3"><text:span text:style-name="T2">Fazer-me esquecer, <text:line-break/>que não durmo.</text:span>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Achei que iria e voltei</text:span></text:p>
      <text:p text:style-name="P3"><text:span text:style-name="T2">Pensei que te queria, <text:line-break/>mas não pensei;</text:span></text:p>
      <text:p text:style-name="P3"><text:span text:style-name="T2"><text:line-break/>Acho isto errado, <text:line-break/>mas não acho nada,</text:span></text:p>
      <text:p text:style-name="P3"><text:span text:style-name="T2">Nado! <text:line-break/>Contra a correnteza,<text:line-break/>e me acabo;</text:span></text:p>
      <text:p text:style-name="P4"/>
      <text:p text:style-name="P3"><text:span text:style-name="T2">Vou para todo lado; <text:line-break/>do lado certo,</text:span></text:p>
      <text:p text:style-name="P3"><text:span text:style-name="T2">Todo lado é errado,</text:span></text:p>
      <text:p text:style-name="P3"><text:span text:style-name="T2">E parece triste, <text:line-break/>mas é gozado,<text:line-break/></text:span></text:p>
      <text:p text:style-name="P3"><text:span text:style-name="T2">Acho engraçado, <text:line-break/>teu sorriso,</text:span></text:p>
      <text:p text:style-name="P3"><text:span text:style-name="T2">Adentro-me em teu olhar, <text:line-break/>acho lindo!<text:line-break/></text:span></text:p>
      <text:p text:style-name="P3"><text:span text:style-name="T2">Hipnotiza, <text:line-break/>que maravilha!</text:span></text:p>
      <text:p text:style-name="P6"><text:span text:style-name="T2">Encontrar-me perdido, <text:line-break/>na certeza desta trilha!</text:span></text:p>
      <text:p text:style-name="P7"/>
      <text:p text:style-name="P5"/>
      <text:p text:style-name="P5"/>
      <text:p text:style-name="P3"><text:span text:style-name="T1"><text:line-break/></text:span><text:span text:style-name="T2">Agora mesmo,<text:line-break/>o futuro se forma,</text:span></text:p>
      <text:p text:style-name="P3"><text:span text:style-name="T2">Formando novamente,<text:line-break/>nossos caminhos,<text:line-break/></text:span></text:p>
      <text:p text:style-name="P3"><text:span text:style-name="T2">E Mostrar-nos,<text:line-break/>que não estamos mais sozinhos,</text:span></text:p>
      <text:p text:style-name="P3"><text:span text:style-name="T2">Para seguirmos tranqüilos,<text:line-break/>neste caminho,<text:line-break/>que ruma ao infinito.</text:span></text:p>
      <text:p text:style-name="P10"/>
      <text:p text:style-name="P1"><text:soft-page-break/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Ao que tudo indica, </text:span></text:p>
      <text:p text:style-name="P3"><text:span text:style-name="T2">Meu eu continua o mesmo,</text:span></text:p>
      <text:p text:style-name="P3"><text:span text:style-name="T2">Um tolo por você,<text:line-break/></text:span></text:p>
      <text:p text:style-name="P3"><text:span text:style-name="T2">Deixando tudo por um pouco,</text:span></text:p>
      <text:p text:style-name="P3"><text:span text:style-name="T2">O mundo por um canto,</text:span></text:p>
      <text:p text:style-name="P3"><text:span text:style-name="T2">A razão pela paixão;<text:line-break/></text:span></text:p>
      <text:p text:style-name="P3"><text:span text:style-name="T2">Mas nada será como foi,</text:span></text:p>
      <text:p text:style-name="P3"><text:span text:style-name="T2">Devemos novamente nos inibir,</text:span></text:p>
      <text:p text:style-name="P3"><text:span text:style-name="T2">Pois expectativas não devem existir, </text:span></text:p>
      <text:p text:style-name="P3"><text:span text:style-name="T2">E por conta de nossa mutabilidade,</text:span></text:p>
      <text:p text:style-name="P3"><text:span text:style-name="T2">Como muros mal edificados,<text:line-break/>iremos ruir.</text:span></text:p>
      <text:p text:style-name="P7"/>
      <text:p text:style-name="P4"/>
      <text:p text:style-name="P4"/>
      <text:p text:style-name="P4"/>
      <text:p text:style-name="P3"><text:span text:style-name="T2">Bem como no primeiro dia,</text:span></text:p>
      <text:p text:style-name="P3"><text:span text:style-name="T2">A sensação,<text:line-break/>novamente é vazia,<text:line-break/></text:span></text:p>
      <text:p text:style-name="P3"><text:span text:style-name="T2">Porém o ar jamais terá o mesmo peso,</text:span></text:p>
      <text:p text:style-name="P3"><text:span text:style-name="T2">Sei também que não sairei ileso,</text:span></text:p>
      <text:p text:style-name="P3"><text:span text:style-name="T2">Mas apenas desta vez, </text:span></text:p>
      <text:p text:style-name="P3"><text:span text:style-name="T2">Serei coeso;</text:span></text:p>
      <text:p text:style-name="P3"><text:span text:style-name="T2"><text:line-break/>Pois nos veremos,<text:line-break/>pela última vez, </text:span></text:p>
      <text:p text:style-name="P3"><text:span text:style-name="T2">E certamente acabaremos,<text:line-break/>Com esta insensata lucidez.</text:span></text:p>
      <text:p text:style-name="P7"/>
      <text:p text:style-name="P4"/>
      <text:p text:style-name="P4"/>
      <text:p text:style-name="P4"/>
      <text:p text:style-name="P9"><text:soft-page-break/><text:span text:style-name="T2">De flores,<text:line-break/>nascem monstros<text:line-break/></text:span></text:p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Repentinamente,<text:line-break/>sonhei,</text:span></text:p>
      <text:p text:style-name="P3"><text:span text:style-name="T2">E contigo,<text:line-break/>novamente fiquei;</text:span></text:p>
      <text:p text:style-name="P3"><text:span text:style-name="T2"><text:line-break/>Sorrimos, <text:line-break/>dançamos e bebemos;<text:line-break/></text:span></text:p>
      <text:p text:style-name="P3"><text:span text:style-name="T2">Dormimos então,</text:span></text:p>
      <text:p text:style-name="P3"><text:span text:style-name="T2">Apenas para que eu acordasse,</text:span></text:p>
      <text:p text:style-name="P3"><text:span text:style-name="T2">Vendo esta miragem,</text:span></text:p>
      <text:p text:style-name="P3"><text:span text:style-name="T2">Que me coloca a dormir, </text:span></text:p>
      <text:p text:style-name="P3"><text:span text:style-name="T2">Sóbrio e sereno,</text:span></text:p>
      <text:p text:style-name="P3"><text:span text:style-name="T2">Repetindo a mim mesmo,</text:span></text:p>
      <text:p text:style-name="P3"><text:span text:style-name="T2">Que por mais uma noite sonhei,</text:span></text:p>
      <text:p text:style-name="P3"><text:span text:style-name="T2">E que,<text:line-break/>novamente, <text:line-break/>contigo,<text:line-break/>sonharei.</text:span></text:p>
      <text:p text:style-name="P10"/>
      <text:p text:style-name="P3"><text:span text:style-name="T1"><text:line-break/><text:line-break/><text:line-break/></text:span><text:span text:style-name="T2">Dentre todas as possibilidades, <text:line-break/>Quero ouvir tua voz,</text:span></text:p>
      <text:p text:style-name="P3"><text:span text:style-name="T2">E trocaria todo o tempo,</text:span></text:p>
      <text:p text:style-name="P3"><text:span text:style-name="T2">Por um minuto contigo,<text:line-break/>a sós;</text:span></text:p>
      <text:p text:style-name="P3"><text:span text:style-name="T2"><text:line-break/>Pois de nada resolve ter-se,<text:line-break/>muito a dizer,<text:line-break/></text:span><text:soft-page-break/><text:span text:style-name="T2">Se não existe,<text:line-break/>A oportunidade de fazê-lo.</text:span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Depois de muito refletir,</text:span></text:p>
      <text:p text:style-name="P3"><text:span text:style-name="T2">Ir e vir, </text:span></text:p>
      <text:p text:style-name="P3"><text:span text:style-name="T2">Pensar em tudo que foi dito,</text:span></text:p>
      <text:p text:style-name="P3"><text:span text:style-name="T2">Calculei desta forma, <text:line-break/>num método preciso,</text:span></text:p>
      <text:p text:style-name="P3"><text:span text:style-name="T2">Que pensas demais, <text:line-break/>no que acontece comigo;<text:line-break/></text:span></text:p>
      <text:p text:style-name="P3"><text:span text:style-name="T2">Enquanto eu, <text:line-break/>Aqui sem pensar,</text:span></text:p>
      <text:p text:style-name="P3"><text:span text:style-name="T2">Fico também,<text:line-break/>Sem lembrar,</text:span></text:p>
      <text:p text:style-name="P3"><text:span text:style-name="T2">Que o problema começa aqui,<text:line-break/>dentro do meu ser,</text:span></text:p>
      <text:p text:style-name="P3"><text:span text:style-name="T2">E fico ali, <text:line-break/>Sem poder dizer;</text:span></text:p>
      <text:p text:style-name="P4"/>
      <text:p text:style-name="P3"><text:span text:style-name="T2">Que é na verdade,<text:line-break/>tudo por egoísmo,</text:span></text:p>
      <text:p text:style-name="P3"><text:span text:style-name="T2">E sabendo que podemos mudar,</text:span></text:p>
      <text:p text:style-name="P3"><text:span text:style-name="T2">Decidimos continuar a culpar,</text:span></text:p>
      <text:p text:style-name="P3"><text:span text:style-name="T2">Um ao outro,</text:span></text:p>
      <text:p text:style-name="P3"><text:span text:style-name="T2">Pois o que temos em comum é o vulgo:</text:span></text:p>
      <text:p text:style-name="P3"><text:span text:style-name="T2">- Você nunca quis mudar;<text:line-break/></text:span></text:p>
      <text:p text:style-name="P3"><text:span text:style-name="T2">Para no final das contas, <text:line-break/>Eu voltar a pensar,<text:line-break/>e no pensamento, <text:line-break/></text:span><text:soft-page-break/><text:span text:style-name="T2">concluir,<text:line-break/>Que gasto muito tempo, </text:span></text:p>
      <text:p text:style-name="P3"><text:span text:style-name="T2">Sendo nós,<text:line-break/>quando a sós,<text:line-break/>preferimos permanecer.</text:span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Perdi-me no tempo,</text:span></text:p>
      <text:p text:style-name="P3"><text:span text:style-name="T2">Fiquei a te esperar, </text:span></text:p>
      <text:p text:style-name="P3"><text:span text:style-name="T2">Mesmo, <text:line-break/>quando não há, <text:line-break/>para lembrar;</text:span></text:p>
      <text:p text:style-name="P4"/>
      <text:p text:style-name="P3"><text:span text:style-name="T2">E desde quando se foi com o vento, </text:span></text:p>
      <text:p text:style-name="P3"><text:span text:style-name="T2">Fiquei parado, <text:line-break/>A espera do tormento,</text:span></text:p>
      <text:p text:style-name="P3"><text:span text:style-name="T2">Por mais nada traga de volta aqueles momentos, </text:span></text:p>
      <text:p text:style-name="P3"><text:span text:style-name="T2">Enferrujei, <text:line-break/>por te esperar muito tempo,</text:span></text:p>
      <text:p text:style-name="P3"><text:span text:style-name="T2">Tanto, <text:line-break/>Que já não me lembro.</text:span></text:p>
      <text:p text:style-name="P7"/>
      <text:p text:style-name="P4"/>
      <text:p text:style-name="P4"/>
      <text:p text:style-name="P4"/>
      <text:p text:style-name="P3"><text:span text:style-name="T2">Em nossas mentes, <text:line-break/>surgem pensamentos,<text:line-break/>e de pensamentos, <text:line-break/>romances, <text:line-break/>que criam desejos carnais, </text:span></text:p>
      <text:p text:style-name="P3"><text:span text:style-name="T2">Então,<text:line-break/>não suprima <text:line-break/></text:span><text:soft-page-break/><text:span text:style-name="T2">à vontade em ti;<text:line-break/></text:span></text:p>
      <text:p text:style-name="P3"><text:span text:style-name="T2">Perceba, <text:line-break/>A carne macia<text:line-break/>que te beija,<text:line-break/>Veja,<text:line-break/>ela é a mesma,<text:line-break/>Sinta,<text:line-break/>que te prende, <text:line-break/>ao mundo ardente,<text:line-break/>e aos sentidos banais,<text:line-break/>das paixões,<text:line-break/>e dos romances carnais.</text:span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Existem motivos para exitar,</text:span></text:p>
      <text:p text:style-name="P3"><text:span text:style-name="T2">Mas por agora não vejo nada<text:line-break/>Que me impeça de tentar,</text:span></text:p>
      <text:p text:style-name="P3"><text:span text:style-name="T2">Pois nada é pior, <text:line-break/>Que deixar a oportunidade passar,</text:span></text:p>
      <text:p text:style-name="P3"><text:span text:style-name="T2">E dificilmente, <text:line-break/>Será apagada da memória,</text:span></text:p>
      <text:p text:style-name="P3"><text:span text:style-name="T2">Esta omitida tentativa,<text:line-break/>de falhar na glória.</text:span></text:p>
      <text:p text:style-name="P7"/>
      <text:p text:style-name="P4"/>
      <text:p text:style-name="P4"/>
      <text:p text:style-name="P4"/>
      <text:p text:style-name="P3"><text:span text:style-name="T2">Perdi-me, <text:line-break/>encontrei-me,</text:span></text:p>
      <text:p text:style-name="P3"><text:span text:style-name="T2">Deixei de agir, <text:line-break/>então pensei,</text:span></text:p>
      <text:p text:style-name="P3"><text:span text:style-name="T2">Que é pior não saber o que querer,</text:span></text:p>
      <text:p text:style-name="P3"><text:span text:style-name="T2">Do que não ter, <text:line-break/>o que se quer;<text:line-break/></text:span></text:p>
      <text:p text:style-name="P3"><text:soft-page-break/><text:span text:style-name="T2">Repentinamente, <text:line-break/>parei de pensar,</text:span></text:p>
      <text:p text:style-name="P3"><text:span text:style-name="T2">Pois decidi esperar, <text:line-break/>à vontade me alcançar,</text:span></text:p>
      <text:p text:style-name="P3"><text:span text:style-name="T2">E percebi, <text:line-break/>que neste inexistente mar imenso,</text:span></text:p>
      <text:p text:style-name="P3"><text:span text:style-name="T2">Não devo perder <text:line-break/>e achar o que penso,</text:span></text:p>
      <text:p text:style-name="P3"><text:span text:style-name="T2">Mas pensar, <text:line-break/>o que não perco, <text:line-break/>por encontrar</text:span></text:p>
      <text:p text:style-name="P3"><text:span text:style-name="T2">Alguma vontade verdadeira,</text:span></text:p>
      <text:p text:style-name="P3"><text:span text:style-name="T2">Em meio a este nada que me permeia.</text:span></text:p>
      <text:p text:style-name="P7"/>
      <text:p text:style-name="P4"/>
      <text:p text:style-name="P4"/>
      <text:p text:style-name="P4"/>
      <text:p text:style-name="P3"><text:span text:style-name="T2">Minha vida só tem sentido em você,</text:span></text:p>
      <text:p text:style-name="P3"><text:span text:style-name="T2">Já não posso permanecer sem viver,</text:span></text:p>
      <text:p text:style-name="P3"><text:span text:style-name="T2">Deixe-me usufruir desta necessidade do meu ser,</text:span></text:p>
      <text:p text:style-name="P3"><text:span text:style-name="T2">Deixe-me gritar, <text:line-break/>beijar, <text:line-break/>bater,</text:span></text:p>
      <text:p text:style-name="P3"><text:span text:style-name="T2">Pois para sofrer,<text:line-break/>não quero amar,</text:span></text:p>
      <text:p text:style-name="P6"><text:span text:style-name="T2">Não quero amar, <text:line-break/>sem você.</text:span></text:p>
      <text:p text:style-name="P7"/>
      <text:p text:style-name="P4"/>
      <text:p text:style-name="P4"/>
      <text:p text:style-name="P3"><text:span text:style-name="T2">No decorrer da vida, <text:line-break/>do meu viver,</text:span></text:p>
      <text:p text:style-name="P3"><text:span text:style-name="T2">Não desejo que nada fique marcado,</text:span></text:p>
      <text:p text:style-name="P3"><text:span text:style-name="T2">Mas não pense errado,</text:span></text:p>
      <text:p text:style-name="P3"><text:span text:style-name="T2">Só quero que a vida me lave,</text:span></text:p>
      <text:p text:style-name="P3"><text:span text:style-name="T2">Me leve,</text:span></text:p>
      <text:p text:style-name="P3"><text:span text:style-name="T2">Deixar que na nuance, <text:line-break/>de seu embalo eu descanse,</text:span></text:p>
      <text:p text:style-name="P3"><text:span text:style-name="T2">E não por desprezo as memórias,</text:span></text:p>
      <text:p text:style-name="P3"><text:span text:style-name="T2">Mas para evitar repousar, <text:line-break/>na lembrança de suas glórias,</text:span></text:p>
      <text:p text:style-name="P3"><text:span text:style-name="T2">Pois se vivo, <text:line-break/>É agora,</text:span></text:p>
      <text:p text:style-name="P3"><text:span text:style-name="T2">O futuro é amanhã,</text:span></text:p>
      <text:p text:style-name="P3"><text:span text:style-name="T2">E o passado não importa.</text:span></text:p>
      <text:p text:style-name="P7"/>
      <text:p text:style-name="P4"/>
      <text:p text:style-name="P4"><text:soft-page-break/></text:p>
      <text:p text:style-name="P4"/>
      <text:p text:style-name="P3"><text:span text:style-name="T2">No vazio do breu,</text:span></text:p>
      <text:p text:style-name="P3"><text:span text:style-name="T2">Surge o obscuro do pensamento,</text:span></text:p>
      <text:p text:style-name="P3"><text:span text:style-name="T2">A vontade psicótica, <text:line-break/>de assassinar o alheio,</text:span></text:p>
      <text:p text:style-name="P3"><text:span text:style-name="T2">Acabar de vez, <text:line-break/>com todo e qualquer anseio,</text:span></text:p>
      <text:p text:style-name="P3"><text:span text:style-name="T2">Sem receio, <text:line-break/>ou medo, <text:line-break/>sendo alguém odiado <text:line-break/>ou neutro,</text:span></text:p>
      <text:p text:style-name="P3"><text:span text:style-name="T2">Pois se é sujeito, <text:line-break/>está sujeito,</text:span></text:p>
      <text:p text:style-name="P3"><text:span text:style-name="T2">A morrer, <text:line-break/>matar, <text:line-break/>suspeitar, <text:line-break/>e ser suspeito,</text:span></text:p>
      <text:p text:style-name="P3"><text:span text:style-name="T2">Pois temos todos <text:line-break/>o mesmo direito,</text:span></text:p>
      <text:p text:style-name="P3"><text:span text:style-name="T2">De saber que no escuro, <text:line-break/>o branco não será perfeito</text:span></text:p>
      <text:p text:style-name="P3"><text:span text:style-name="T2">E que nele, <text:line-break/>existe um caminho estreito, </text:span></text:p>
      <text:p text:style-name="P3"><text:span text:style-name="T2">Assim a luz será a faca, <text:line-break/>em seu próprio peito.</text:span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O que fazer, <text:line-break/>ante tal momento?</text:span></text:p>
      <text:p text:style-name="P3"><text:span text:style-name="T2">Valorizaremos nossa honra, <text:line-break/>ou este sentimento?</text:span></text:p>
      <text:p text:style-name="P3"><text:span text:style-name="T2">O abalo após o choque, <text:line-break/>pode causar constrangimento, <text:line-break/>mas seria ainda menos nocivo, <text:line-break/>que despertar em meio este tormento;<text:line-break/><text:line-break/>Prevenir a tragédia, <text:line-break/>será o triunfo maior,</text:span></text:p>
      <text:p text:style-name="P3"><text:span text:style-name="T2">Daqueles que nos amam, <text:line-break/>e nos querem o melhor.</text:span></text:p>
      <text:p text:style-name="P7"/>
      <text:p text:style-name="P4"><text:soft-page-break/></text:p>
      <text:p text:style-name="P4"/>
      <text:p text:style-name="P4"/>
      <text:p text:style-name="P3"><text:span text:style-name="T2">Queria que minhas memórias pudessem ser lembradas, <text:line-break/>que realmente, <text:line-break/>fossem bem vindas,</text:span></text:p>
      <text:p text:style-name="P3"><text:span text:style-name="T2">Queria seus aromas suaves, <text:line-break/>e suas imagens, <text:line-break/>lindas;</text:span></text:p>
      <text:p text:style-name="P4"/>
      <text:p text:style-name="P3"><text:span text:style-name="T2">Mas nada pude guardar, </text:span></text:p>
      <text:p text:style-name="P3"><text:span text:style-name="T2">E não há nada que eu queira lembrar,</text:span></text:p>
      <text:p text:style-name="P3"><text:span text:style-name="T2">Nunca houve algo para guardar, </text:span></text:p>
      <text:p text:style-name="P3"><text:span text:style-name="T2">Nada quente o suficiente para marcar; </text:span></text:p>
      <text:p text:style-name="P4"/>
      <text:p text:style-name="P3"><text:span text:style-name="T2">Logo vejo, <text:line-break/>que se não há memória, <text:line-break/>não há passado, <text:line-break/>sem passado, <text:line-break/>não há presente, <text:line-break/>sem presente, <text:line-break/>o futuro se torna impossível;</text:span></text:p>
      <text:p text:style-name="P4"/>
      <text:p text:style-name="P3"><text:span text:style-name="T2">Apenas a singularidade pode surgir,</text:span></text:p>
      <text:p text:style-name="P3"><text:span text:style-name="T2">Engolindo-me assim, <text:line-break/>para um novo presente, <text:s/></text:span></text:p>
      <text:p text:style-name="P3"><text:span text:style-name="T2">Onde um futuro brilhante, <text:line-break/>reserva-me,<text:line-break/>memórias marcantes.</text:span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Seus braços derretidos, <text:line-break/>escorriam-me aos olhos,</text:span></text:p>
      <text:p text:style-name="P3"><text:span text:style-name="T2">Levando-me a ver espólios,</text:span></text:p>
      <text:p text:style-name="P6"><text:span text:style-name="T2">De uma guerra que nunca acontecerá.<text:line-break/></text:span></text:p>
      <text:p text:style-name="P4"/>
      <text:p text:style-name="P4"/>
      <text:p text:style-name="P4"/>
      <text:p text:style-name="P3"><text:span text:style-name="T2">Por entre brumas a avistei, <text:line-break/>mas em meu mundo lento, <text:line-break/>não pude alcançá-la¡, </text:span></text:p>
      <text:p text:style-name="P3"><text:soft-page-break/><text:span text:style-name="T2">E quando acordei, <text:line-break/>não mais podia avistá-la</text:span></text:p>
      <text:p text:style-name="P7"/>
      <text:p text:style-name="P4"/>
      <text:p text:style-name="P4"/>
      <text:p text:style-name="P4"/>
      <text:p text:style-name="P6"><text:span text:style-name="T2">Mesmo sendo absurdo, <text:line-break/>O mundo acaba a cada segundo,<text:line-break/>e quem se cala é mundo,<text:line-break/>pois aceita este fim.<text:line-break/>Mesmo sendo absurdo;<text:line-break/><text:line-break/>O mundo acaba a cada segundo,<text:line-break/>Mesmo sendo absurdo;<text:line-break/><text:line-break/>E quem se cala é mundo,<text:line-break/>Mesmo sendo absurdo,<text:line-break/>pois aceita este fim.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Standard"><text:span text:style-name="T2">Como sempre,<text:line-break/>decidi por mim mesmo,<text:line-break/>o melhor, <text:line-break/>para o mais importante,<text:line-break/>e fiquei distante, <text:line-break/>observando tempos,<text:line-break/>em que estive certo,<text:line-break/></text:span><text:soft-page-break/><text:span text:style-name="T2">fiz o correto; <text:line-break/><text:line-break/>E fiquei louco,<text:line-break/>indiscretamente discreto,<text:line-break/>faço o que acho certo,<text:line-break/>argumento,<text:line-break/>e contesto,<text:line-break/>até escrevi um manifesto,<text:line-break/>para encarar sem medo, <text:line-break/>de frente,<text:line-break/>seu olhar ardente, <text:line-break/>como sempre.</text:span>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9"><text:span text:style-name="T2">Espancando-te, <text:line-break/>ao contagiante som de bob,<text:line-break/>e enquanto foge, <text:line-break/>e eu suspiro:<text:line-break/>- Nada faz sentido, <text:line-break/></text:span><text:soft-page-break/><text:span text:style-name="T2">mais quem disse que eu ligo?<text:line-break/><text:line-break/>Você não liga, <text:line-break/>da risada e me retruca,<text:line-break/>me espanca e me arrasta pela perna<text:line-break/>até a rua,<text:line-break/>serena, <text:line-break/>larga-me na calçada,<text:line-break/>escarra, <text:line-break/>e cospe forte,<text:line-break/>pancada é seu forte,<text:line-break/>a polícia chama o povo,<text:line-break/>e em meio ao alvoroço, <text:line-break/>nos liberta,<text:line-break/>voamos nômades,<text:line-break/>debaixo da coberta,<text:line-break/><text:line-break/>De novo, <text:line-break/>te odeio, <text:line-break/>acabou com tudo,<text:line-break/>te beijo do outro mundo,<text:line-break/>calado, <text:line-break/>e surdo,<text:line-break/>concebendo a idéia de ti, <text:line-break/>meu adorado demiurgo.</text:span><text:span text:style-name="T1"><text:line-break/></text:span></text:p>
      <text:p text:style-name="P1"/>
      <text:p text:style-name="P3"><text:span text:style-name="T2">Um Monstro, <text:line-break/>dentro de um Humano,</text:span></text:p>
      <text:p text:style-name="P3"><text:span text:style-name="T2">Algo inumano, <text:line-break/>e Humano,</text:span></text:p>
      <text:p text:style-name="P3"><text:span text:style-name="T2">Seguindo o plano,</text:span></text:p>
      <text:p text:style-name="P3"><text:span text:style-name="T2">Mesmo não sendo seu plano, </text:span></text:p>
      <text:p text:style-name="P3"><text:span text:style-name="T2">Desejando a Realidade,</text:span></text:p>
      <text:p text:style-name="P3"><text:span text:style-name="T2">E vivendo a vontade,<text:line-break/>A vontade, <text:line-break/>de não agir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47</meta:editing-cycles>
    <meta:creation-date>2016-01-05T02:41:00</meta:creation-date>
    <dc:date>2016-01-16T05:15:00</dc:date>
    <meta:editing-duration>PT2H14M</meta:editing-duration>
    <meta:generator>LibreOffice/5.3.1.2$Linux_X86_64 LibreOffice_project/30m0$Build-2</meta:generator>
    <meta:document-statistic meta:table-count="0" meta:image-count="0" meta:object-count="0" meta:page-count="13" meta:paragraph-count="171" meta:word-count="1231" meta:character-count="7186" meta:non-whitespace-character-count="597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